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automatic-styles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blah-ul" style:display-name="blah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style:style style:list-style-name="blah-ol" style:family="paragraph" style:parent-style-name="Standard" style:name="Pblah-ol" style:display-name="Pblah-ol"/>
    <text:list-style style:name="blah-ol" style:display-name="blah-ol">
      <text:list-level-style-number style:num-suffix="" style:num-prefix="" text:start-value="None" text:level="1" style:num-format="A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A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A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A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A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A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A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A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A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A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list-style-name="square-ul" style:family="paragraph" style:parent-style-name="Standard" style:name="Psquare-ul" style:display-name="Psquare-ul"/>
    <text:list-style style:name="square-ul" style:display-name="square-ul">
      <text:list-level-style-bullet text:bullet-relative-size="75%" text:bullet-char="▪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▪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▪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▪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▪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▪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▪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▪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▪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▪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square-ol" style:display-name="square-ol">
      <text:list-level-style-number style:num-suffix="" style:num-prefix="" text:start-value="square" text:level="1" style:num-format="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square" text:level="2" style:num-format="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square" text:level="3" style:num-format="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square" text:level="4" style:num-format="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square" text:level="5" style:num-format="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square" text:level="6" style:num-format="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square" text:level="7" style:num-format="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square" text:level="8" style:num-format="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square" text:level="9" style:num-format="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square" text:level="10" style:num-format="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Default1-ul" style:display-name="Default1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1-ol" style:display-name="Default1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i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ListTable1-ul" style:display-name="ListTable1-ul">
      <text:list-level-style-number style:num-suffix=" " style:num-prefix="  " text:level="1" style:num-format="">
        <style:list-level-properties text:list-level-position-and-space-mode="label-alignment">
          <style:list-level-label-alignment fo:margin-left="18.0pt" fo:text-indent="-18.0pt" text:list-tab-stop-position="18.0pt" text:label-followed-by="listtab"/>
        </style:list-level-properties>
      </text:list-level-style-number>
      <text:list-level-style-number style:num-suffix=" " style:num-prefix="  " text:level="2" style:num-format="">
        <style:list-level-properties text:list-level-position-and-space-mode="label-alignment">
          <style:list-level-label-alignment fo:margin-left="36.0pt" fo:text-indent="-18.0pt" text:list-tab-stop-position="36.0pt" text:label-followed-by="listtab"/>
        </style:list-level-properties>
      </text:list-level-style-number>
      <text:list-level-style-number style:num-suffix=" " style:num-prefix="  " text:level="3" style:num-format="">
        <style:list-level-properties text:list-level-position-and-space-mode="label-alignment">
          <style:list-level-label-alignment fo:margin-left="54.0pt" fo:text-indent="-18.0pt" text:list-tab-stop-position="54.0pt" text:label-followed-by="listtab"/>
        </style:list-level-properties>
      </text:list-level-style-number>
      <text:list-level-style-number style:num-suffix=" " style:num-prefix="  " text:level="4" style:num-format="">
        <style:list-level-properties text:list-level-position-and-space-mode="label-alignment">
          <style:list-level-label-alignment fo:margin-left="72.0pt" fo:text-indent="-18.0pt" text:list-tab-stop-position="72.0pt" text:label-followed-by="listtab"/>
        </style:list-level-properties>
      </text:list-level-style-number>
      <text:list-level-style-number style:num-suffix=" " style:num-prefix="  " text:level="5" style:num-format="">
        <style:list-level-properties text:list-level-position-and-space-mode="label-alignment">
          <style:list-level-label-alignment fo:margin-left="90.0pt" fo:text-indent="-18.0pt" text:list-tab-stop-position="90.0pt" text:label-followed-by="listtab"/>
        </style:list-level-properties>
      </text:list-level-style-number>
      <text:list-level-style-number style:num-suffix=" " style:num-prefix="  " text:level="6" style:num-format="">
        <style:list-level-properties text:list-level-position-and-space-mode="label-alignment">
          <style:list-level-label-alignment fo:margin-left="108.0pt" fo:text-indent="-18.0pt" text:list-tab-stop-position="108.0pt" text:label-followed-by="listtab"/>
        </style:list-level-properties>
      </text:list-level-style-number>
      <text:list-level-style-number style:num-suffix=" " style:num-prefix="  " text:level="7" style:num-format="">
        <style:list-level-properties text:list-level-position-and-space-mode="label-alignment">
          <style:list-level-label-alignment fo:margin-left="126.0pt" fo:text-indent="-18.0pt" text:list-tab-stop-position="126.0pt" text:label-followed-by="listtab"/>
        </style:list-level-properties>
      </text:list-level-style-number>
      <text:list-level-style-number style:num-suffix=" " style:num-prefix="  " text:level="8" style:num-format="">
        <style:list-level-properties text:list-level-position-and-space-mode="label-alignment">
          <style:list-level-label-alignment fo:margin-left="144.0pt" fo:text-indent="-18.0pt" text:list-tab-stop-position="144.0pt" text:label-followed-by="listtab"/>
        </style:list-level-properties>
      </text:list-level-style-number>
      <text:list-level-style-number style:num-suffix=" " style:num-prefix="  " text:level="9" style:num-format="">
        <style:list-level-properties text:list-level-position-and-space-mode="label-alignment">
          <style:list-level-label-alignment fo:margin-left="162.0pt" fo:text-indent="-18.0pt" text:list-tab-stop-position="162.0pt" text:label-followed-by="listtab"/>
        </style:list-level-properties>
      </text:list-level-style-number>
      <text:list-level-style-number style:num-suffix=" " style:num-prefix="  " text:level="10" style:num-format="">
        <style:list-level-properties text:list-level-position-and-space-mode="label-alignment">
          <style:list-level-label-alignment fo:margin-left="180.0pt" fo:text-indent="-18.0pt" text:list-tab-stop-position="180.0pt" text:label-followed-by="listtab"/>
        </style:list-level-properties>
      </text:list-level-style-number>
    </text:list-style>
    <text:list-style style:name="ListTable1-ol" style:display-name="ListTable1-ol">
      <text:list-level-style-number style:num-suffix="" style:num-prefix="" text:start-value=" " text:level="1" style:num-format="None">
        <style:list-level-properties text:list-level-position-and-space-mode="label-alignment">
          <style:list-level-label-alignment fo:margin-left="18.0pt" fo:text-indent="-18.0pt" text:list-tab-stop-position="18.0pt" text:label-followed-by="listtab"/>
        </style:list-level-properties>
      </text:list-level-style-number>
      <text:list-level-style-number style:num-suffix="" style:num-prefix="" text:start-value=" " text:level="2" style:num-format="None">
        <style:list-level-properties text:list-level-position-and-space-mode="label-alignment">
          <style:list-level-label-alignment fo:margin-left="36.0pt" fo:text-indent="-18.0pt" text:list-tab-stop-position="36.0pt" text:label-followed-by="listtab"/>
        </style:list-level-properties>
      </text:list-level-style-number>
      <text:list-level-style-number style:num-suffix="" style:num-prefix="" text:start-value=" " text:level="3" style:num-format="None">
        <style:list-level-properties text:list-level-position-and-space-mode="label-alignment">
          <style:list-level-label-alignment fo:margin-left="54.0pt" fo:text-indent="-18.0pt" text:list-tab-stop-position="54.0pt" text:label-followed-by="listtab"/>
        </style:list-level-properties>
      </text:list-level-style-number>
      <text:list-level-style-number style:num-suffix="" style:num-prefix="" text:start-value=" " text:level="4" style:num-format="None">
        <style:list-level-properties text:list-level-position-and-space-mode="label-alignment">
          <style:list-level-label-alignment fo:margin-left="72.0pt" fo:text-indent="-18.0pt" text:list-tab-stop-position="72.0pt" text:label-followed-by="listtab"/>
        </style:list-level-properties>
      </text:list-level-style-number>
      <text:list-level-style-number style:num-suffix="" style:num-prefix="" text:start-value=" " text:level="5" style:num-format="None">
        <style:list-level-properties text:list-level-position-and-space-mode="label-alignment">
          <style:list-level-label-alignment fo:margin-left="90.0pt" fo:text-indent="-18.0pt" text:list-tab-stop-position="90.0pt" text:label-followed-by="listtab"/>
        </style:list-level-properties>
      </text:list-level-style-number>
      <text:list-level-style-number style:num-suffix="" style:num-prefix="" text:start-value=" " text:level="6" style:num-format="None">
        <style:list-level-properties text:list-level-position-and-space-mode="label-alignment">
          <style:list-level-label-alignment fo:margin-left="108.0pt" fo:text-indent="-18.0pt" text:list-tab-stop-position="108.0pt" text:label-followed-by="listtab"/>
        </style:list-level-properties>
      </text:list-level-style-number>
      <text:list-level-style-number style:num-suffix="" style:num-prefix="" text:start-value=" " text:level="7" style:num-format="None">
        <style:list-level-properties text:list-level-position-and-space-mode="label-alignment">
          <style:list-level-label-alignment fo:margin-left="126.0pt" fo:text-indent="-18.0pt" text:list-tab-stop-position="126.0pt" text:label-followed-by="listtab"/>
        </style:list-level-properties>
      </text:list-level-style-number>
      <text:list-level-style-number style:num-suffix="" style:num-prefix="" text:start-value=" " text:level="8" style:num-format="None">
        <style:list-level-properties text:list-level-position-and-space-mode="label-alignment">
          <style:list-level-label-alignment fo:margin-left="144.0pt" fo:text-indent="-18.0pt" text:list-tab-stop-position="144.0pt" text:label-followed-by="listtab"/>
        </style:list-level-properties>
      </text:list-level-style-number>
      <text:list-level-style-number style:num-suffix="" style:num-prefix="" text:start-value=" " text:level="9" style:num-format="None">
        <style:list-level-properties text:list-level-position-and-space-mode="label-alignment">
          <style:list-level-label-alignment fo:margin-left="162.0pt" fo:text-indent="-18.0pt" text:list-tab-stop-position="162.0pt" text:label-followed-by="listtab"/>
        </style:list-level-properties>
      </text:list-level-style-number>
      <text:list-level-style-number style:num-suffix="" style:num-prefix="" text:start-value=" " text:level="10" style:num-format="None">
        <style:list-level-properties text:list-level-position-and-space-mode="label-alignment">
          <style:list-level-label-alignment fo:margin-left="180.0pt" fo:text-indent="-18.0pt" text:list-tab-stop-position="180.0pt" text:label-followed-by="listtab"/>
        </style:list-level-properties>
      </text:list-level-style-number>
    </text:list-style>
    <text:list-style style:name="ListTable2-ul" style:display-name="ListTable2-ul">
      <text:list-level-style-number style:num-suffix=" " style:num-prefix="  " text:level="1" style:num-format="">
        <style:list-level-properties text:list-level-position-and-space-mode="label-alignment">
          <style:list-level-label-alignment fo:margin-left="18.0pt" fo:text-indent="-18.0pt" text:list-tab-stop-position="18.0pt" text:label-followed-by="listtab"/>
        </style:list-level-properties>
      </text:list-level-style-number>
      <text:list-level-style-number style:num-suffix=" " style:num-prefix="  " text:level="2" style:num-format="">
        <style:list-level-properties text:list-level-position-and-space-mode="label-alignment">
          <style:list-level-label-alignment fo:margin-left="36.0pt" fo:text-indent="-18.0pt" text:list-tab-stop-position="36.0pt" text:label-followed-by="listtab"/>
        </style:list-level-properties>
      </text:list-level-style-number>
      <text:list-level-style-number style:num-suffix=" " style:num-prefix="  " text:level="3" style:num-format="">
        <style:list-level-properties text:list-level-position-and-space-mode="label-alignment">
          <style:list-level-label-alignment fo:margin-left="54.0pt" fo:text-indent="-18.0pt" text:list-tab-stop-position="54.0pt" text:label-followed-by="listtab"/>
        </style:list-level-properties>
      </text:list-level-style-number>
      <text:list-level-style-number style:num-suffix=" " style:num-prefix="  " text:level="4" style:num-format="">
        <style:list-level-properties text:list-level-position-and-space-mode="label-alignment">
          <style:list-level-label-alignment fo:margin-left="72.0pt" fo:text-indent="-18.0pt" text:list-tab-stop-position="72.0pt" text:label-followed-by="listtab"/>
        </style:list-level-properties>
      </text:list-level-style-number>
      <text:list-level-style-number style:num-suffix=" " style:num-prefix="  " text:level="5" style:num-format="">
        <style:list-level-properties text:list-level-position-and-space-mode="label-alignment">
          <style:list-level-label-alignment fo:margin-left="90.0pt" fo:text-indent="-18.0pt" text:list-tab-stop-position="90.0pt" text:label-followed-by="listtab"/>
        </style:list-level-properties>
      </text:list-level-style-number>
      <text:list-level-style-number style:num-suffix=" " style:num-prefix="  " text:level="6" style:num-format="">
        <style:list-level-properties text:list-level-position-and-space-mode="label-alignment">
          <style:list-level-label-alignment fo:margin-left="108.0pt" fo:text-indent="-18.0pt" text:list-tab-stop-position="108.0pt" text:label-followed-by="listtab"/>
        </style:list-level-properties>
      </text:list-level-style-number>
      <text:list-level-style-number style:num-suffix=" " style:num-prefix="  " text:level="7" style:num-format="">
        <style:list-level-properties text:list-level-position-and-space-mode="label-alignment">
          <style:list-level-label-alignment fo:margin-left="126.0pt" fo:text-indent="-18.0pt" text:list-tab-stop-position="126.0pt" text:label-followed-by="listtab"/>
        </style:list-level-properties>
      </text:list-level-style-number>
      <text:list-level-style-number style:num-suffix=" " style:num-prefix="  " text:level="8" style:num-format="">
        <style:list-level-properties text:list-level-position-and-space-mode="label-alignment">
          <style:list-level-label-alignment fo:margin-left="144.0pt" fo:text-indent="-18.0pt" text:list-tab-stop-position="144.0pt" text:label-followed-by="listtab"/>
        </style:list-level-properties>
      </text:list-level-style-number>
      <text:list-level-style-number style:num-suffix=" " style:num-prefix="  " text:level="9" style:num-format="">
        <style:list-level-properties text:list-level-position-and-space-mode="label-alignment">
          <style:list-level-label-alignment fo:margin-left="162.0pt" fo:text-indent="-18.0pt" text:list-tab-stop-position="162.0pt" text:label-followed-by="listtab"/>
        </style:list-level-properties>
      </text:list-level-style-number>
      <text:list-level-style-number style:num-suffix=" " style:num-prefix="  " text:level="10" style:num-format="">
        <style:list-level-properties text:list-level-position-and-space-mode="label-alignment">
          <style:list-level-label-alignment fo:margin-left="180.0pt" fo:text-indent="-18.0pt" text:list-tab-stop-position="180.0pt" text:label-followed-by="listtab"/>
        </style:list-level-properties>
      </text:list-level-style-number>
    </text:list-style>
    <text:list-style style:name="ListTable2-ol" style:display-name="ListTable2-ol">
      <text:list-level-style-number style:num-suffix="" style:num-prefix="" text:start-value=" " text:level="1" style:num-format="None">
        <style:list-level-properties text:list-level-position-and-space-mode="label-alignment">
          <style:list-level-label-alignment fo:margin-left="18.0pt" fo:text-indent="-18.0pt" text:list-tab-stop-position="18.0pt" text:label-followed-by="listtab"/>
        </style:list-level-properties>
      </text:list-level-style-number>
      <text:list-level-style-number style:num-suffix="" style:num-prefix="" text:start-value=" " text:level="2" style:num-format="None">
        <style:list-level-properties text:list-level-position-and-space-mode="label-alignment">
          <style:list-level-label-alignment fo:margin-left="36.0pt" fo:text-indent="-18.0pt" text:list-tab-stop-position="36.0pt" text:label-followed-by="listtab"/>
        </style:list-level-properties>
      </text:list-level-style-number>
      <text:list-level-style-number style:num-suffix="" style:num-prefix="" text:start-value=" " text:level="3" style:num-format="None">
        <style:list-level-properties text:list-level-position-and-space-mode="label-alignment">
          <style:list-level-label-alignment fo:margin-left="54.0pt" fo:text-indent="-18.0pt" text:list-tab-stop-position="54.0pt" text:label-followed-by="listtab"/>
        </style:list-level-properties>
      </text:list-level-style-number>
      <text:list-level-style-number style:num-suffix="" style:num-prefix="" text:start-value=" " text:level="4" style:num-format="None">
        <style:list-level-properties text:list-level-position-and-space-mode="label-alignment">
          <style:list-level-label-alignment fo:margin-left="72.0pt" fo:text-indent="-18.0pt" text:list-tab-stop-position="72.0pt" text:label-followed-by="listtab"/>
        </style:list-level-properties>
      </text:list-level-style-number>
      <text:list-level-style-number style:num-suffix="" style:num-prefix="" text:start-value=" " text:level="5" style:num-format="None">
        <style:list-level-properties text:list-level-position-and-space-mode="label-alignment">
          <style:list-level-label-alignment fo:margin-left="90.0pt" fo:text-indent="-18.0pt" text:list-tab-stop-position="90.0pt" text:label-followed-by="listtab"/>
        </style:list-level-properties>
      </text:list-level-style-number>
      <text:list-level-style-number style:num-suffix="" style:num-prefix="" text:start-value=" " text:level="6" style:num-format="None">
        <style:list-level-properties text:list-level-position-and-space-mode="label-alignment">
          <style:list-level-label-alignment fo:margin-left="108.0pt" fo:text-indent="-18.0pt" text:list-tab-stop-position="108.0pt" text:label-followed-by="listtab"/>
        </style:list-level-properties>
      </text:list-level-style-number>
      <text:list-level-style-number style:num-suffix="" style:num-prefix="" text:start-value=" " text:level="7" style:num-format="None">
        <style:list-level-properties text:list-level-position-and-space-mode="label-alignment">
          <style:list-level-label-alignment fo:margin-left="126.0pt" fo:text-indent="-18.0pt" text:list-tab-stop-position="126.0pt" text:label-followed-by="listtab"/>
        </style:list-level-properties>
      </text:list-level-style-number>
      <text:list-level-style-number style:num-suffix="" style:num-prefix="" text:start-value=" " text:level="8" style:num-format="None">
        <style:list-level-properties text:list-level-position-and-space-mode="label-alignment">
          <style:list-level-label-alignment fo:margin-left="144.0pt" fo:text-indent="-18.0pt" text:list-tab-stop-position="144.0pt" text:label-followed-by="listtab"/>
        </style:list-level-properties>
      </text:list-level-style-number>
      <text:list-level-style-number style:num-suffix="" style:num-prefix="" text:start-value=" " text:level="9" style:num-format="None">
        <style:list-level-properties text:list-level-position-and-space-mode="label-alignment">
          <style:list-level-label-alignment fo:margin-left="162.0pt" fo:text-indent="-18.0pt" text:list-tab-stop-position="162.0pt" text:label-followed-by="listtab"/>
        </style:list-level-properties>
      </text:list-level-style-number>
      <text:list-level-style-number style:num-suffix="" style:num-prefix="" text:start-value=" " text:level="10" style:num-format="None">
        <style:list-level-properties text:list-level-position-and-space-mode="label-alignment">
          <style:list-level-label-alignment fo:margin-left="180.0pt" fo:text-indent="-18.0pt" text:list-tab-stop-position="180.0pt" text:label-followed-by="listtab"/>
        </style:list-level-properties>
      </text:list-level-style-number>
    </text:list-style>
    <text:list-style style:name="Default3-ul" style:display-name="Default3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3-ol" style:display-name="Default3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None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ListTable3-ul" style:display-name="ListTable3-ul">
      <text:list-level-style-number style:num-suffix=" " style:num-prefix="  " text:level="1" style:num-format="">
        <style:list-level-properties text:list-level-position-and-space-mode="label-alignment">
          <style:list-level-label-alignment fo:margin-left="18.0pt" fo:text-indent="-18.0pt" text:list-tab-stop-position="18.0pt" text:label-followed-by="listtab"/>
        </style:list-level-properties>
      </text:list-level-style-number>
      <text:list-level-style-number style:num-suffix=" " style:num-prefix="  " text:level="2" style:num-format="">
        <style:list-level-properties text:list-level-position-and-space-mode="label-alignment">
          <style:list-level-label-alignment fo:margin-left="36.0pt" fo:text-indent="-18.0pt" text:list-tab-stop-position="36.0pt" text:label-followed-by="listtab"/>
        </style:list-level-properties>
      </text:list-level-style-number>
      <text:list-level-style-number style:num-suffix=" " style:num-prefix="  " text:level="3" style:num-format="">
        <style:list-level-properties text:list-level-position-and-space-mode="label-alignment">
          <style:list-level-label-alignment fo:margin-left="54.0pt" fo:text-indent="-18.0pt" text:list-tab-stop-position="54.0pt" text:label-followed-by="listtab"/>
        </style:list-level-properties>
      </text:list-level-style-number>
      <text:list-level-style-number style:num-suffix=" " style:num-prefix="  " text:level="4" style:num-format="">
        <style:list-level-properties text:list-level-position-and-space-mode="label-alignment">
          <style:list-level-label-alignment fo:margin-left="72.0pt" fo:text-indent="-18.0pt" text:list-tab-stop-position="72.0pt" text:label-followed-by="listtab"/>
        </style:list-level-properties>
      </text:list-level-style-number>
      <text:list-level-style-number style:num-suffix=" " style:num-prefix="  " text:level="5" style:num-format="">
        <style:list-level-properties text:list-level-position-and-space-mode="label-alignment">
          <style:list-level-label-alignment fo:margin-left="90.0pt" fo:text-indent="-18.0pt" text:list-tab-stop-position="90.0pt" text:label-followed-by="listtab"/>
        </style:list-level-properties>
      </text:list-level-style-number>
      <text:list-level-style-number style:num-suffix=" " style:num-prefix="  " text:level="6" style:num-format="">
        <style:list-level-properties text:list-level-position-and-space-mode="label-alignment">
          <style:list-level-label-alignment fo:margin-left="108.0pt" fo:text-indent="-18.0pt" text:list-tab-stop-position="108.0pt" text:label-followed-by="listtab"/>
        </style:list-level-properties>
      </text:list-level-style-number>
      <text:list-level-style-number style:num-suffix=" " style:num-prefix="  " text:level="7" style:num-format="">
        <style:list-level-properties text:list-level-position-and-space-mode="label-alignment">
          <style:list-level-label-alignment fo:margin-left="126.0pt" fo:text-indent="-18.0pt" text:list-tab-stop-position="126.0pt" text:label-followed-by="listtab"/>
        </style:list-level-properties>
      </text:list-level-style-number>
      <text:list-level-style-number style:num-suffix=" " style:num-prefix="  " text:level="8" style:num-format="">
        <style:list-level-properties text:list-level-position-and-space-mode="label-alignment">
          <style:list-level-label-alignment fo:margin-left="144.0pt" fo:text-indent="-18.0pt" text:list-tab-stop-position="144.0pt" text:label-followed-by="listtab"/>
        </style:list-level-properties>
      </text:list-level-style-number>
      <text:list-level-style-number style:num-suffix=" " style:num-prefix="  " text:level="9" style:num-format="">
        <style:list-level-properties text:list-level-position-and-space-mode="label-alignment">
          <style:list-level-label-alignment fo:margin-left="162.0pt" fo:text-indent="-18.0pt" text:list-tab-stop-position="162.0pt" text:label-followed-by="listtab"/>
        </style:list-level-properties>
      </text:list-level-style-number>
      <text:list-level-style-number style:num-suffix=" " style:num-prefix="  " text:level="10" style:num-format="">
        <style:list-level-properties text:list-level-position-and-space-mode="label-alignment">
          <style:list-level-label-alignment fo:margin-left="180.0pt" fo:text-indent="-18.0pt" text:list-tab-stop-position="180.0pt" text:label-followed-by="listtab"/>
        </style:list-level-properties>
      </text:list-level-style-number>
    </text:list-style>
    <text:list-style style:name="ListTable3-ol" style:display-name="ListTable3-ol">
      <text:list-level-style-number style:num-suffix="" style:num-prefix="" text:start-value=" " text:level="1" style:num-format="None">
        <style:list-level-properties text:list-level-position-and-space-mode="label-alignment">
          <style:list-level-label-alignment fo:margin-left="18.0pt" fo:text-indent="-18.0pt" text:list-tab-stop-position="18.0pt" text:label-followed-by="listtab"/>
        </style:list-level-properties>
      </text:list-level-style-number>
      <text:list-level-style-number style:num-suffix="" style:num-prefix="" text:start-value=" " text:level="2" style:num-format="None">
        <style:list-level-properties text:list-level-position-and-space-mode="label-alignment">
          <style:list-level-label-alignment fo:margin-left="36.0pt" fo:text-indent="-18.0pt" text:list-tab-stop-position="36.0pt" text:label-followed-by="listtab"/>
        </style:list-level-properties>
      </text:list-level-style-number>
      <text:list-level-style-number style:num-suffix="" style:num-prefix="" text:start-value=" " text:level="3" style:num-format="None">
        <style:list-level-properties text:list-level-position-and-space-mode="label-alignment">
          <style:list-level-label-alignment fo:margin-left="54.0pt" fo:text-indent="-18.0pt" text:list-tab-stop-position="54.0pt" text:label-followed-by="listtab"/>
        </style:list-level-properties>
      </text:list-level-style-number>
      <text:list-level-style-number style:num-suffix="" style:num-prefix="" text:start-value=" " text:level="4" style:num-format="None">
        <style:list-level-properties text:list-level-position-and-space-mode="label-alignment">
          <style:list-level-label-alignment fo:margin-left="72.0pt" fo:text-indent="-18.0pt" text:list-tab-stop-position="72.0pt" text:label-followed-by="listtab"/>
        </style:list-level-properties>
      </text:list-level-style-number>
      <text:list-level-style-number style:num-suffix="" style:num-prefix="" text:start-value=" " text:level="5" style:num-format="None">
        <style:list-level-properties text:list-level-position-and-space-mode="label-alignment">
          <style:list-level-label-alignment fo:margin-left="90.0pt" fo:text-indent="-18.0pt" text:list-tab-stop-position="90.0pt" text:label-followed-by="listtab"/>
        </style:list-level-properties>
      </text:list-level-style-number>
      <text:list-level-style-number style:num-suffix="" style:num-prefix="" text:start-value=" " text:level="6" style:num-format="None">
        <style:list-level-properties text:list-level-position-and-space-mode="label-alignment">
          <style:list-level-label-alignment fo:margin-left="108.0pt" fo:text-indent="-18.0pt" text:list-tab-stop-position="108.0pt" text:label-followed-by="listtab"/>
        </style:list-level-properties>
      </text:list-level-style-number>
      <text:list-level-style-number style:num-suffix="" style:num-prefix="" text:start-value=" " text:level="7" style:num-format="None">
        <style:list-level-properties text:list-level-position-and-space-mode="label-alignment">
          <style:list-level-label-alignment fo:margin-left="126.0pt" fo:text-indent="-18.0pt" text:list-tab-stop-position="126.0pt" text:label-followed-by="listtab"/>
        </style:list-level-properties>
      </text:list-level-style-number>
      <text:list-level-style-number style:num-suffix="" style:num-prefix="" text:start-value=" " text:level="8" style:num-format="None">
        <style:list-level-properties text:list-level-position-and-space-mode="label-alignment">
          <style:list-level-label-alignment fo:margin-left="144.0pt" fo:text-indent="-18.0pt" text:list-tab-stop-position="144.0pt" text:label-followed-by="listtab"/>
        </style:list-level-properties>
      </text:list-level-style-number>
      <text:list-level-style-number style:num-suffix="" style:num-prefix="" text:start-value=" " text:level="9" style:num-format="None">
        <style:list-level-properties text:list-level-position-and-space-mode="label-alignment">
          <style:list-level-label-alignment fo:margin-left="162.0pt" fo:text-indent="-18.0pt" text:list-tab-stop-position="162.0pt" text:label-followed-by="listtab"/>
        </style:list-level-properties>
      </text:list-level-style-number>
      <text:list-level-style-number style:num-suffix="" style:num-prefix="" text:start-value=" " text:level="10" style:num-format="None">
        <style:list-level-properties text:list-level-position-and-space-mode="label-alignment">
          <style:list-level-label-alignment fo:margin-left="180.0pt" fo:text-indent="-18.0pt" text:list-tab-stop-position="180.0pt" text:label-followed-by="listtab"/>
        </style:list-level-properties>
      </text:list-level-style-number>
    </text:list-style>
    <text:list-style style:name="blah1-ul" style:display-name="blah1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blah1-ol" style:display-name="blah1-ol">
      <text:list-level-style-number style:num-suffix="" style:num-prefix="" text:start-value="None" text:level="1" style:num-format="A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A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A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A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A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A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A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A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A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A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Default4-ul" style:display-name="Default4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4-ol" style:display-name="Default4-ol">
      <text:list-level-style-number style:num-suffix="" style:num-prefix="" text:start-value="1" text:level="1" style:num-format="None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None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None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None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None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None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None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None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None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None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Default5-ul" style:display-name="Default5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5-ol" style:display-name="Default5-ol">
      <text:list-level-style-number style:num-suffix="" style:num-prefix="" text:start-value="1" text:level="1" style:num-format="i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i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i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i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i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i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i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i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i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i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Default6-ul" style:display-name="Default6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Default6-ol" style:display-name="Default6-ol">
      <text:list-level-style-number style:num-suffix="" style:num-prefix="" text:start-value="1" text:level="1" style:num-format="I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1" text:level="2" style:num-format="I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1" text:level="3" style:num-format="I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1" text:level="4" style:num-format="I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1" text:level="5" style:num-format="I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1" text:level="6" style:num-format="I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1" text:level="7" style:num-format="I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1" text:level="8" style:num-format="I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1" text:level="9" style:num-format="I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1" text:level="10" style:num-format="I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square1-ul" style:display-name="square1-ul">
      <text:list-level-style-bullet text:bullet-relative-size="75%" text:bullet-char="▪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▪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▪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▪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▪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▪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▪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▪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▪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▪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square1-ol" style:display-name="square1-ol">
      <text:list-level-style-number style:num-suffix="" style:num-prefix="" text:start-value="square" text:level="1" style:num-format="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square" text:level="2" style:num-format="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square" text:level="3" style:num-format="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square" text:level="4" style:num-format="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square" text:level="5" style:num-format="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square" text:level="6" style:num-format="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square" text:level="7" style:num-format="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square" text:level="8" style:num-format="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square" text:level="9" style:num-format="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square" text:level="10" style:num-format="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</office:automatic-styles>
  <office:body>
    <office:text text:use-soft-page-breaks="true">
      <text:list text:style-name="Default1-ol">
        <text:list-item text:start-value="1">
          <text:p text:style-name="PDefault-ol"><text:span text:style-name="T1">A table with 5 rows</text:span></text:p>
        </text:list-item>
        <text:list-item>
          <text:p/>
          <text:list text:style-name="ListTable1-ul">
            <text:list-item>
              <text:p>1<text:tab/><text:tab/></text:p>
            </text:list-item>
            <text:list-item>
              <text:p>2<text:tab/>xx <text:tab/>blah </text:p>
            </text:list-item>
            <text:list-item>
              <text:p>3<text:tab/>xx xx <text:tab/>blah blah </text:p>
            </text:list-item>
            <text:list-item>
              <text:p>4<text:tab/>xx xx xx <text:tab/>blah blah blah </text:p>
            </text:list-item>
            <text:list-item>
              <text:p>5<text:tab/>xx xx xx xx <text:tab/>blah blah blah blah </text:p>
            </text:list-item>
          </text:list>
        </text:list-item>
        <text:list-item>
          <text:p text:style-name="PDefault-ol"><text:span text:style-name="T2">A sublist</text:span></text:p>
        </text:list-item>
        <text:list-item text:start-value="7">
          <text:list>
            <text:list-item text:start-value="1">
              <text:p text:style-name="PDefault-ol"><text:span text:style-name="T3">Another table with 3 rows</text:span></text:p>
            </text:list-item>
            <text:list-item>
              <text:p/>
              <text:list text:style-name="ListTable2-ul">
                <text:list-item>
                  <text:p>1<text:tab/><text:tab/></text:p>
                </text:list-item>
                <text:list-item>
                  <text:p>2<text:tab/>xx <text:tab/>blah </text:p>
                </text:list-item>
                <text:list-item>
                  <text:p>3<text:tab/>xx xx <text:tab/>blah blah </text:p>
                </text:list-item>
              </text:list>
            </text:list-item>
            <text:list-item>
              <text:p text:style-name="PDefault-ol"><text:span text:style-name="T4">We have already seen that the notion of level of grammaticalness is,
apparently, determined by a corpus of utterance tokens upon which
conformity has been defined by the paired utterance test. If the
position of the trace in (99c) were only relatively inaccessible to
movement, a descriptively adequate grammar suffices to account for the
traditional practice of grammarians. Notice, incidentally, that this
analysis of a formative as a pair of sets of features cannot be
arbitrary in the strong generative capacity of the theory.</text:span></text:p>
            </text:list-item>
          </text:list>
        </text:list-item>
        <text:list-item>
          <text:p text:style-name="PDefault-ol"><text:span text:style-name="T5">An unordered sublist</text:span></text:p>
        </text:list-item>
        <text:list-item>
          <text:list text:style-name="Default3-ul">
            <text:list-item text:start-value="1">
              <text:p text:style-name="PDefault-ol"><text:span text:style-name="T6">A table with 2 rows</text:span></text:p>
            </text:list-item>
            <text:list-item>
              <text:p/>
              <text:list text:style-name="ListTable3-ul">
                <text:list-item>
                  <text:p>1<text:tab/>zz zz zz <text:tab/>duh duh duh </text:p>
                </text:list-item>
                <text:list-item>
                  <text:p>2<text:tab/>yy yy yy yy <text:tab/>duh duh duh duh </text:p>
                </text:list-item>
              </text:list>
            </text:list-item>
            <text:list-item>
              <text:p text:style-name="PDefault-ol"><text:span text:style-name="T7">In the discussion of resumptive pronouns following (81), this
selectionally introduced contextual feature is to be regarded as a
parasitic gap construction. With this clarification, the systematic use
of complex symbols is not to be considered in determining a descriptive
fact. On our assumptions, the notion of level of grammaticalness is
necessary to impose an interpretation on the strong generative capacity
of the theory. It appears that a descriptively adequate grammar is not
subject to the requirement that branching is not tolerated within the
dominance scope of a complex symbol. Comparing these examples with
their parasitic gap counterparts in (96) and (97), we see that this
selectionally introduced contextual feature is rather different from a
parasitic gap construction.</text:span></text:p>
            </text:list-item>
          </text:list>
        </text:list-item>
        <text:list-item>
          <text:p text:style-name="PDefault-ol"><text:span text:style-name="T8">Of course, the systematic use of complex symbols raises serious doubts
about a stipulation to place the constructions into these various
categories. By combining adjunctions and certain deformations, the
natural general principle that will subsume this case is to be regarded
as a descriptive fact. This suggests that this analysis of a formative
as a pair of sets of features suffices to account for the requirement
that branching is not tolerated within the dominance scope of a complex
symbol.</text:span></text:p>
        </text:list-item>
      </text:list>
      <text:list text:style-name="blah1-ol">
        <text:list-item text:start-value="1">
          <text:p text:style-name="Pblah-ol"><text:span text:style-name="T9">item should be A</text:span></text:p>
        </text:list-item>
        <text:list-item>
          <text:p text:style-name="Pblah-ol"><text:span text:style-name="T10">item should be B</text:span></text:p>
        </text:list-item>
      </text:list>
      <text:list text:style-name="Default4-ol">
        <text:list-item text:start-value="1">
          <text:p text:style-name="PDefault-ol"><text:span text:style-name="T11">item should be 1</text:span></text:p>
        </text:list-item>
        <text:list-item>
          <text:p text:style-name="PDefault-ol"><text:span text:style-name="T12">item should be 2</text:span></text:p>
        </text:list-item>
      </text:list>
      <text:list text:style-name="Default5-ol">
        <text:list-item text:start-value="1">
          <text:p text:style-name="PDefault-ol"><text:span text:style-name="T13">item should be i</text:span></text:p>
          <text:p text:style-name="PDefault-ol"><text:span text:style-name="T14">a second paragraph</text:span></text:p>
        </text:list-item>
        <text:list-item>
          <text:p text:style-name="PDefault-ol"><text:span text:style-name="T15">item should be ii</text:span></text:p>
        </text:list-item>
      </text:list>
      <text:list text:style-name="Default6-ol">
        <text:list-item text:start-value="1">
          <text:p text:style-name="PDefault-ol"><text:span text:style-name="T16">item should be I</text:span></text:p>
        </text:list-item>
        <text:list-item>
          <text:p text:style-name="PDefault-ol"><text:span text:style-name="T17">item should be II</text:span></text:p>
          <text:p text:style-name="PDefault-ol"><text:span text:style-name="T18">another paragraph</text:span></text:p>
        </text:list-item>
      </text:list>
      <text:list text:style-name="square1-ul">
        <text:list-item text:start-value="1">
          <text:p text:style-name="Psquare-ul"><text:span text:style-name="T19">para 1</text:span></text:p>
        </text:list-item>
        <text:list-item>
          <text:p text:style-name="Psquare-ul"><text:span text:style-name="T20">para 2</text:span></text:p>
          <text:p text:style-name="Psquare-ul"><text:span text:style-name="T21">another paragraph</text:span></text:p>
        </text:list-item>
        <text:list-item>
          <text:p text:style-name="Psquare-ul"><text:span text:style-name="T22">para 3</text:span></text:p>
        </text:list-item>
      </text:list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</office:font-face-decls>
  <office:styles>
    <style:style style:family="text" style:name="T1" style:display-name="T1">
      <style:text-properties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</office:styles>
  <office:automatic-styles>
    <style:page-layout style:name="Mpm1">
      <style:page-layout-properties fo:margin-right="0pt" fo:border="3pt" fo:margin-top="0pt" fo:page-width="595.0pt" fo:margin-left="72.0pt" fo:page-height="842.0pt" fo:margin-bottom="0pt"/>
    </style:page-layout>
    <style:page-layout style:name="Mpm2">
      <style:page-layout-properties fo:margin-right="0pt" fo:border="3pt" fo:margin-top="0pt" fo:page-width="595.0pt" fo:margin-left="72.0pt" fo:page-height="842.0pt" fo:margin-bottom="0pt"/>
    </style:page-layout>
  </office:automatic-styles>
  <office:master-styles>
    <style:master-page style:name="main" style:page-layout-name="Mpm1" style:display-name="main"/>
    <style:master-page style:name="main2" style:page-layout-name="Mpm2" style:display-name="main2"/>
    <style:master-page style:name="Standard" style:page-layout-name="Mpm1" style:display-name="Standard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office:version="1.2">
  <office:meta>
    <meta:generator>ODFPY/1.4.0</meta:generator>
  </office:meta>
</office:document-meta>
</file>